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7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19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1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6b4794" fo:font-size="11pt" style:font-size-asian="11pt" style:font-size-complex="11pt"/>
    </style:style>
    <style:style style:name="P7" style:family="paragraph">
      <style:text-properties fo:color="#800000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5.527cm" svg:y="15.4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4.679cm" svg:y="15.4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7.028cm" svg:y="12.3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4" draw:text-style-name="P3" draw:layer="layout" svg:width="8.978cm" svg:height="6.6cm" svg:x="13.17cm" svg:y="6.2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97cm" svg:height="6.545cm" svg:x="13.169cm" svg:y="6.2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.93cm" svg:height="6.551cm" svg:x="20.217cm" svg:y="6.2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2.8cm" svg:height="1cm" svg:x="17.299cm" svg:y="6.2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5.5cm" svg:y="17.5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13.169cm" svg:y1="10.475cm" svg:x2="11.571cm" svg:y2="10.482cm" draw:start-shape="id1" draw:start-glue-point="9" draw:end-shape="id2" draw:end-glue-point="1" svg:d="m13169 10475h-501l-595 7h-502">
          <text:p/>
        </draw:connector>
        <draw:connector draw:style-name="gr7" draw:text-style-name="P1" draw:layer="layout" draw:type="lines" svg:x1="13.169cm" svg:y1="8.704cm" svg:x2="11.599cm" svg:y2="8.712cm" draw:start-shape="id1" draw:start-glue-point="10" draw:end-shape="id3" draw:end-glue-point="1" svg:d="m13169 8704h-501l-567 8h-502">
          <text:p/>
        </draw:connector>
        <draw:connector draw:style-name="gr8" draw:text-style-name="P1" draw:layer="layout" draw:type="lines" svg:x1="13.169cm" svg:y1="7.029cm" svg:x2="11.571cm" svg:y2="7.036cm" draw:start-shape="id1" draw:start-glue-point="5" draw:end-shape="id4" draw:end-glue-point="1" svg:d="m13169 7029h-501l-595 7h-502">
          <text:p/>
        </draw:connector>
        <draw:connector draw:style-name="gr8" draw:text-style-name="P1" draw:layer="layout" draw:type="lines" draw:line-skew="-0.568cm" svg:x1="13.169cm" svg:y1="12.346cm" svg:x2="11.6cm" svg:y2="12.965cm" draw:start-shape="id1" draw:start-glue-point="14" draw:end-shape="id5" draw:end-glue-point="1" svg:d="m13169 12346h-1069l2 619h-502">
          <text:p/>
        </draw:connector>
        <draw:connector draw:style-name="gr9" draw:text-style-name="P1" draw:layer="layout" svg:x1="7.027cm" svg:y1="8.712cm" svg:x2="6.172cm" svg:y2="8.664cm" draw:start-shape="id3" draw:start-glue-point="3" draw:end-shape="id6" draw:end-glue-point="1" svg:d="m7027 8712h-427v-48h-428">
          <text:p/>
        </draw:connector>
        <draw:connector draw:style-name="gr10" draw:text-style-name="P1" draw:layer="layout" draw:type="lines" draw:line-skew="0.002cm" svg:x1="6.999cm" svg:y1="7.036cm" svg:x2="7.001cm" svg:y2="10.101cm" draw:start-shape="id4" draw:start-glue-point="3" draw:end-shape="id2" draw:end-glue-point="7" svg:d="m6999 7036h-499l-2 3065h503">
          <text:p/>
        </draw:connector>
        <draw:connector draw:style-name="gr11" draw:text-style-name="P1" draw:layer="layout" svg:x1="10.362cm" svg:y1="11.117cm" svg:x2="8.12cm" svg:y2="11.117cm" draw:start-shape="id2" draw:start-glue-point="4" draw:end-shape="id2" draw:end-glue-point="5" svg:d="m10362 11117v502h-2242v-502">
          <text:p/>
        </draw:connector>
        <draw:connector draw:style-name="gr12" draw:text-style-name="P1" draw:layer="layout" svg:x1="15.527cm" svg:y1="16.064cm" svg:x2="9.314cm" svg:y2="13.6cm" draw:start-shape="id7" draw:start-glue-point="3" draw:end-shape="id5" draw:end-glue-point="2" svg:d="m15527 16064h-6213v-2464">
          <text:p/>
        </draw:connector>
        <draw:connector draw:style-name="gr12" draw:text-style-name="P1" draw:layer="layout" draw:line-skew="1.949cm" svg:x1="17.813cm" svg:y1="15.429cm" svg:x2="25.885cm" svg:y2="10.169cm" draw:start-shape="id7" draw:start-glue-point="0" draw:end-shape="id8" draw:end-glue-point="2" svg:d="m17813 15429v-680h8072v-4580">
          <text:p/>
        </draw:connector>
        <draw:connector draw:style-name="gr12" draw:text-style-name="P1" draw:layer="layout" draw:line-skew="0.099cm" svg:x1="26.965cm" svg:y1="16.699cm" svg:x2="7.801cm" svg:y2="13.6cm" draw:start-shape="id9" draw:start-glue-point="2" draw:end-shape="id5" draw:end-glue-point="4" svg:d="m26965 16699v601h-19164v-3700">
          <text:p/>
        </draw:connector>
        <draw:connector draw:style-name="gr12" draw:text-style-name="P1" draw:layer="layout" svg:x1="17.8cm" svg:y1="17.529cm" svg:x2="17.813cm" svg:y2="16.699cm" draw:start-shape="id10" draw:start-glue-point="0" draw:end-shape="id7" draw:end-glue-point="2" svg:d="m17800 17529v-414h13v-416">
          <text:p/>
        </draw:connector>
        <draw:connector draw:style-name="gr12" draw:text-style-name="P1" draw:layer="layout" svg:x1="24.679cm" svg:y1="16.064cm" svg:x2="20.099cm" svg:y2="16.064cm" draw:start-shape="id9" draw:start-glue-point="3" draw:end-shape="id7" draw:end-glue-point="1" svg:d="m24679 16064h-4580">
          <text:p/>
        </draw:connector>
        <draw:connector draw:style-name="gr12" draw:text-style-name="P1" draw:layer="layout" draw:line-skew="0cm 0.347cm" svg:x1="15.013cm" svg:y1="3.729cm" svg:x2="29.251cm" svg:y2="16.064cm" draw:start-shape="id11" draw:start-glue-point="0" draw:end-shape="id9" draw:end-glue-point="1" svg:d="m15013 3729v-501h15087v12836h-849">
          <text:p/>
        </draw:connector>
        <draw:connector draw:style-name="gr7" draw:text-style-name="P1" draw:layer="layout" svg:x1="20.099cm" svg:y1="4.969cm" svg:x2="18.698cm" svg:y2="6.24cm" draw:start-shape="id12" draw:start-glue-point="2" draw:end-shape="id1" draw:end-glue-point="16" svg:d="m20099 4969v636h-1401v635">
          <text:p/>
        </draw:connector>
        <draw:connector draw:style-name="gr7" draw:text-style-name="P1" draw:layer="layout" svg:x1="16.2cm" svg:y1="6.24cm" svg:x2="15.013cm" svg:y2="4.999cm" draw:start-shape="id1" draw:start-glue-point="15" draw:end-shape="id11" svg:d="m16200 6240v-620h-1187v-621">
          <text:p/>
        </draw:connector>
        <draw:connector draw:style-name="gr13" draw:text-style-name="P1" draw:layer="layout" svg:x1="12.727cm" svg:y1="4.364cm" svg:x2="9.285cm" svg:y2="6.401cm" draw:start-shape="id11" draw:start-glue-point="3" draw:end-shape="id4" draw:end-glue-point="0" svg:d="m12727 4364h-3442v2037">
          <text:p/>
        </draw:connector>
        <draw:connector draw:style-name="gr11" draw:text-style-name="P1" draw:layer="layout" draw:line-skew="-3.3cm" svg:x1="25.885cm" svg:y1="8.899cm" svg:x2="8.2cm" svg:y2="6.401cm" draw:start-shape="id8" draw:start-glue-point="0" draw:end-shape="id4" draw:end-glue-point="4" svg:d="m25885 8899v-6299h-17685v3801">
          <text:p/>
        </draw:connector>
        <draw:connector draw:style-name="gr7" draw:text-style-name="P1" draw:layer="layout" draw:type="lines" svg:x1="23.599cm" svg:y1="9.534cm" svg:x2="22.148cm" svg:y2="9.54cm" draw:start-shape="id8" draw:start-glue-point="3" draw:end-shape="id1" draw:end-glue-point="1" svg:d="m23599 9534h-501l-449 6h-501">
          <text:p/>
        </draw:connector>
        <draw:connector draw:style-name="gr12" draw:text-style-name="P1" draw:layer="layout" svg:x1="26.965cm" svg:y1="15.429cm" svg:x2="26.97cm" svg:y2="10.169cm" draw:start-shape="id9" draw:start-glue-point="0" draw:end-shape="id8" draw:end-glue-point="4" svg:d="m26965 15429v-2629h5v-2631">
          <text:p/>
        </draw:connector>
        <draw:connector draw:style-name="gr7" draw:text-style-name="P1" draw:layer="layout" draw:line-skew="2.781cm -0.398cm" svg:x1="24.4cm" svg:y1="10.169cm" svg:x2="7.001cm" svg:y2="10.799cm" draw:start-shape="id8" draw:start-glue-point="5" draw:end-shape="id2" draw:end-glue-point="6" svg:d="m24400 10169v4231h-18300v-3601h901">
          <text:p/>
        </draw:connector>
        <draw:connector draw:style-name="gr12" draw:text-style-name="P1" draw:layer="layout" draw:line-skew="-0.798cm" svg:x1="6.999cm" svg:y1="10.482cm" svg:x2="15.5cm" svg:y2="18.164cm" draw:start-shape="id2" draw:start-glue-point="3" draw:end-shape="id10" draw:end-glue-point="3" svg:d="m6999 10482h-1299v7682h9800">
          <text:p/>
        </draw:connector>
        <draw:connector draw:style-name="gr12" draw:text-style-name="P1" draw:layer="layout" draw:line-skew="0.381cm" svg:x1="10.899cm" svg:y1="11.117cm" svg:x2="7.601cm" svg:y2="11.117cm" draw:start-shape="id2" draw:start-glue-point="8" draw:end-shape="id2" draw:end-glue-point="9" svg:d="m10899 11117v883h-3298v-883">
          <text:p/>
        </draw:connector>
        <draw:custom-shape draw:style-name="gr14" draw:text-style-name="P2" draw:layer="layout" svg:width="4.6cm" svg:height="1.27cm" svg:x="1.6cm" svg:y="21.5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cm" svg:height="0.4cm" svg:x="19.6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5.072cm" svg:height="1.27cm" svg:x="2cm" svg:y="1.3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2cm" svg:y="2.9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cm" svg:height="0.4cm" svg:x="6.7cm" svg:y="3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6.7cm" svg:y="2.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9.6cm" svg:y="12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" draw:text-style-name="P5" draw:layer="layout" svg:width="5.58cm" svg:height="4.03cm" svg:x="24.9cm" svg:y="19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KV</text:span><text:span text:style-name="T4"> </text:span><text:span text:style-name="T8">Uses key-value DB</text:span></text:p>
            <text:p text:style-name="P4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1" draw:layer="layout" svg:width="0.408cm" svg:height="0.567cm" svg:x="25.2cm" svg:y="21.1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9" draw:text-style-name="P1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6" draw:layer="layout" svg:width="1.018cm" svg:height="0.692cm" svg:x="5.282cm" svg:y="21.6cm">
          <draw:text-box>
            <text:p><text:span text:style-name="T10">KV</text:span></text:p>
          </draw:text-box>
        </draw:frame>
        <draw:frame draw:style-name="gr20" draw:text-style-name="P6" draw:layer="layout" svg:width="1.018cm" svg:height="0.692cm" svg:x="19.182cm" svg:y="17.508cm">
          <draw:text-box>
            <text:p><text:span text:style-name="T10">KV</text:span></text:p>
          </draw:text-box>
        </draw:frame>
        <draw:custom-shape draw:style-name="gr21" draw:text-style-name="P2" xml:id="id13" draw:id="id13" draw:layer="layout" svg:width="5cm" svg:height="1.27cm" svg:x="15.3cm" svg:y="19.865cm">
          <text:p text:style-name="P1"><text:span text:style-name="T1">xivo-dird-phon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7.8cm" svg:y1="19.865cm" svg:x2="17.8cm" svg:y2="18.799cm" draw:start-shape="id13" draw:start-glue-point="0" draw:end-shape="id10" draw:end-glue-point="2" svg:d="m17800 19865v-1066">
          <text:p/>
        </draw:connector>
        <draw:frame draw:style-name="gr22" draw:text-style-name="P7" draw:layer="layout" svg:width="1.023cm" svg:height="0.692cm" svg:x="15.4cm" svg:y="17.5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15.219cm" svg:y="19.8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6.884cm" svg:y="9.806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15.376cm" svg:y="15.349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2" draw:text-style-name="P1" draw:layer="layout" draw:line-skew="-0.228cm 9.898cm" svg:x1="13.901cm" svg:y1="3.729cm" svg:x2="20.1cm" svg:y2="18.164cm" draw:start-shape="id11" draw:start-glue-point="4" draw:end-shape="id10" draw:end-glue-point="1" svg:d="m13901 3729v-729h16599v15164h-10400">
          <text:p/>
        </draw:connector>
        <draw:frame draw:style-name="gr22" draw:text-style-name="P7" draw:layer="layout" svg:width="1.023cm" svg:height="0.692cm" svg:x="6.9cm" svg:y="6.308cm">
          <draw:text-box>
            <text:p><text:span text:style-name="T11">X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chard </meta:initial-creator>
    <meta:creation-date>2014-04-14T10:40:13</meta:creation-date>
    <dc:date>2015-12-01T08:44:44</dc:date>
    <meta:editing-duration>PT16H51M12S</meta:editing-duration>
    <meta:editing-cycles>25</meta:editing-cycles>
    <meta:generator>LibreOffice/3.5$Linux_X86_64 LibreOffice_project/350m1$Build-2</meta:generator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